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PSMT" svg:font-family="TimesNewRomanPSMT, '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ndara" svg:font-family="Candara"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a1" style:family="table">
      <style:table-properties style:width="6.2in" style:rel-width="90%" table:align="left" style:writing-mode="lr-tb"/>
    </style:style>
    <style:style style:name="Taula1.A" style:family="table-column">
      <style:table-column-properties style:column-width="6.2in" style:rel-column-width="58975*"/>
    </style:style>
    <style:style style:name="Taula3" style:family="table">
      <style:table-properties style:width="6.2in" style:rel-width="90%" table:align="left" style:writing-mode="lr-tb"/>
    </style:style>
    <style:style style:name="Taula3.A" style:family="table-column">
      <style:table-column-properties style:column-width="0.9896in" style:rel-column-width="9412*"/>
    </style:style>
    <style:style style:name="Taula3.B" style:family="table-column">
      <style:table-column-properties style:column-width="1.7354in" style:rel-column-width="16508*"/>
    </style:style>
    <style:style style:name="Taula3.C" style:family="table-column">
      <style:table-column-properties style:column-width="1.8722in" style:rel-column-width="17811*"/>
    </style:style>
    <style:style style:name="Taula3.D" style:family="table-column">
      <style:table-column-properties style:column-width="1.6021in" style:rel-column-width="15241*"/>
    </style:style>
    <style:style style:name="Taula3.A1" style:family="table-cell">
      <style:table-cell-properties style:vertical-align="middle"/>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style:font-name="Arial" fo:font-size="10.5pt" officeooo:rsid="000b1fd6" officeooo:paragraph-rsid="000b1fd6" style:font-size-asian="10.5pt" style:font-name-complex="Arial" style:font-size-complex="10.5pt"/>
    </style:style>
    <style:style style:name="P3" style:family="paragraph" style:parent-style-name="Table_20_Contents">
      <style:paragraph-properties style:snap-to-layout-grid="false"/>
      <style:text-properties style:font-name="Arial" fo:font-size="10.5pt" style:font-size-asian="10.5pt" style:font-name-complex="Arial" style:font-size-complex="10.5pt"/>
    </style:style>
    <style:style style:name="P4" style:family="paragraph" style:parent-style-name="Table_20_Contents">
      <style:text-properties fo:font-weight="normal" style:font-weight-asian="normal" style:font-weight-complex="normal"/>
    </style:style>
    <style:style style:name="P5" style:family="paragraph" style:parent-style-name="Footer">
      <style:paragraph-properties style:snap-to-layout-grid="false"/>
      <style:text-properties fo:font-size="8pt" fo:language="es" fo:country="ES" style:font-size-asian="8pt" style:language-asian="es" style:country-asian="ES" style:font-size-complex="8pt"/>
    </style:style>
    <style:style style:name="P6" style:family="paragraph" style:parent-style-name="Footer">
      <style:paragraph-properties style:snap-to-layout-grid="false"/>
      <style:text-properties style:font-name="Arial" fo:font-size="8pt" style:font-size-asian="8pt" style:font-name-complex="Arial" style:font-size-complex="8pt"/>
    </style:style>
    <style:style style:name="P7" style:family="paragraph" style:parent-style-name="Footer">
      <style:paragraph-properties fo:text-align="end" style:justify-single-word="false" style:snap-to-layout-grid="false"/>
      <style:text-properties style:font-name="Arial" fo:font-size="8pt" style:font-size-asian="8pt" style:font-name-complex="Arial" style:font-size-complex="8pt" style:font-weight-complex="bold"/>
    </style:style>
    <style:style style:name="P8" style:family="paragraph" style:parent-style-name="Footer">
      <style:paragraph-properties fo:text-align="end" style:justify-single-word="false" style:snap-to-layout-grid="false"/>
    </style:style>
    <style:style style:name="P9" style:family="paragraph" style:parent-style-name="Standard">
      <style:paragraph-properties fo:margin-left="0in" fo:margin-right="0in" fo:margin-top="0in" fo:margin-bottom="0.1965in" loext:contextual-spacing="false" fo:line-height="100%" fo:text-align="center" style:justify-single-word="false" fo:text-indent="0in" style:auto-text-indent="false"/>
      <style:text-properties style:font-name="Candara" fo:font-size="12pt" fo:font-weight="bold" style:font-name-asian="TimesNewRomanPSMT" style:font-size-asian="12pt" style:font-weight-asian="bold" style:font-name-complex="TimesNewRomanPSMT" style:font-size-complex="12pt"/>
    </style:style>
    <style:style style:name="P10" style:family="paragraph" style:parent-style-name="Standard">
      <style:paragraph-properties fo:margin-left="0in" fo:margin-right="0in" fo:margin-top="0in" fo:margin-bottom="0.1965in" loext:contextual-spacing="false" fo:line-height="100%" fo:text-indent="0in" style:auto-text-indent="false"/>
      <style:text-properties style:font-name="Candara" fo:font-size="12pt" style:font-name-asian="TimesNewRomanPSMT" style:font-size-asian="12pt" style:font-name-complex="TimesNewRomanPSMT" style:font-size-complex="12pt"/>
    </style:style>
    <style:style style:name="P11" style:family="paragraph" style:parent-style-name="Standard">
      <style:paragraph-properties fo:margin-top="0in" fo:margin-bottom="0.1965in" loext:contextual-spacing="false" fo:line-height="100%"/>
      <style:text-properties style:font-name="Candara" fo:font-size="12pt" style:font-name-asian="TimesNewRomanPSMT" style:font-size-asian="12pt" style:font-name-complex="TimesNewRomanPSMT" style:font-size-complex="12pt"/>
    </style:style>
    <style:style style:name="P12" style:family="paragraph" style:parent-style-name="Standard">
      <style:paragraph-properties fo:margin-top="0in" fo:margin-bottom="0.1965in" loext:contextual-spacing="false" fo:line-height="100%"/>
      <style:text-properties style:font-name="Candara" fo:font-size="12pt" officeooo:paragraph-rsid="0059d2f7" style:font-name-asian="TimesNewRomanPSMT" style:font-size-asian="12pt" style:font-name-complex="TimesNewRomanPSMT" style:font-size-complex="12pt"/>
    </style:style>
    <style:style style:name="P13" style:family="paragraph" style:parent-style-name="Standard">
      <style:paragraph-properties fo:margin-top="0in" fo:margin-bottom="0.1965in" loext:contextual-spacing="false" fo:line-height="100%"/>
      <style:text-properties style:font-name="Candara" fo:font-size="12pt" officeooo:rsid="0067a54d" officeooo:paragraph-rsid="0067a54d" style:font-name-asian="TimesNewRomanPSMT" style:font-size-asian="12pt" style:font-name-complex="TimesNewRomanPSMT" style:font-size-complex="12pt"/>
    </style:style>
    <style:style style:name="P14" style:family="paragraph" style:parent-style-name="Standard" style:master-page-name="Standard">
      <style:paragraph-properties fo:margin-left="0in" fo:margin-right="0in" fo:margin-top="0in" fo:margin-bottom="0.1965in" loext:contextual-spacing="false" fo:line-height="100%" fo:text-indent="0in" style:auto-text-indent="false" style:page-number="auto"/>
      <style:text-properties fo:color="#000000" style:font-name="Candara" fo:font-size="12pt" style:font-size-asian="12pt" style:font-name-complex="Arial" style:font-size-complex="12pt"/>
    </style:style>
    <style:style style:name="P15" style:family="paragraph" style:parent-style-name="Standard" style:list-style-name="L1">
      <style:paragraph-properties fo:margin-top="0in" fo:margin-bottom="0.1965in" loext:contextual-spacing="false" fo:line-height="100%"/>
      <style:text-properties style:font-name="Candara" fo:font-size="12pt" style:font-name-asian="TimesNewRomanPSMT" style:font-size-asian="12pt" style:font-name-complex="TimesNewRomanPSMT" style:font-size-complex="12pt"/>
    </style:style>
    <style:style style:name="P16" style:family="paragraph" style:parent-style-name="Standard" style:list-style-name="L1">
      <style:paragraph-properties fo:margin-top="0in" fo:margin-bottom="0.1965in" loext:contextual-spacing="false" fo:line-height="100%"/>
      <style:text-properties style:font-name="Candara" fo:font-size="12pt" officeooo:paragraph-rsid="006882cb" style:font-name-asian="TimesNewRomanPSMT" style:font-size-asian="12pt" style:font-name-complex="TimesNewRomanPSMT" style:font-size-complex="12pt"/>
    </style:style>
    <style:style style:name="P17" style:family="paragraph" style:parent-style-name="Standard" style:list-style-name="L1">
      <style:paragraph-properties fo:margin-top="0in" fo:margin-bottom="0.1965in" loext:contextual-spacing="false" fo:line-height="100%"/>
      <style:text-properties style:font-name="Candara" fo:font-size="12pt" officeooo:paragraph-rsid="0059d2f7" style:font-name-asian="TimesNewRomanPSMT" style:font-size-asian="12pt" style:font-name-complex="TimesNewRomanPSMT" style:font-size-complex="12pt"/>
    </style:style>
    <style:style style:name="P18" style:family="paragraph" style:parent-style-name="Standard">
      <style:paragraph-properties fo:margin-top="0in" fo:margin-bottom="0.1965in" loext:contextual-spacing="false" fo:line-height="100%"/>
      <style:text-properties style:font-name="Candara" fo:font-size="12pt" officeooo:paragraph-rsid="0059d2f7" style:font-name-asian="TimesNewRomanPSMT" style:font-size-asian="12pt" style:font-name-complex="TimesNewRomanPSMT" style:font-size-complex="12pt"/>
    </style:style>
    <style:style style:name="P19" style:family="paragraph" style:parent-style-name="Standard" style:list-style-name="L1">
      <style:paragraph-properties fo:margin-top="0in" fo:margin-bottom="0.1965in" loext:contextual-spacing="false" fo:line-height="100%"/>
      <style:text-properties style:font-name="Candara" fo:font-size="12pt" officeooo:rsid="0067a54d" officeooo:paragraph-rsid="0067a54d" style:font-name-asian="TimesNewRomanPSMT" style:font-size-asian="12pt" style:font-name-complex="TimesNewRomanPSMT" style:font-size-complex="12pt"/>
    </style:style>
    <style:style style:name="P20" style:family="paragraph" style:parent-style-name="Standard" style:list-style-name="L1">
      <style:paragraph-properties fo:margin-top="0in" fo:margin-bottom="0.1965in" loext:contextual-spacing="false" fo:line-height="100%"/>
      <style:text-properties style:font-name="Candara" fo:font-size="12pt" officeooo:rsid="0026c005" officeooo:paragraph-rsid="0026c005" style:font-name-asian="TimesNewRomanPSMT" style:font-size-asian="12pt" style:font-name-complex="TimesNewRomanPSMT" style:font-size-complex="12pt"/>
    </style:style>
    <style:style style:name="P21" style:family="paragraph" style:parent-style-name="Standard" style:list-style-name="L1">
      <style:paragraph-properties fo:margin-top="0in" fo:margin-bottom="0.1965in" loext:contextual-spacing="false" fo:line-height="100%"/>
      <style:text-properties style:font-name="Candara" fo:font-size="12pt" officeooo:rsid="0029aa5d" officeooo:paragraph-rsid="0029aa5d" style:font-name-asian="TimesNewRomanPSMT" style:font-size-asian="12pt" style:font-name-complex="TimesNewRomanPSMT" style:font-size-complex="12pt"/>
    </style:style>
    <style:style style:name="P22" style:family="paragraph" style:parent-style-name="Standard" style:list-style-name="L1">
      <style:paragraph-properties fo:margin-top="0in" fo:margin-bottom="0.1965in" loext:contextual-spacing="false" fo:line-height="100%"/>
      <style:text-properties style:font-name="Candara" fo:font-size="12pt" officeooo:rsid="006882cb" officeooo:paragraph-rsid="006882cb" style:font-name-asian="TimesNewRomanPSMT" style:font-size-asian="12pt" style:font-name-complex="TimesNewRomanPSMT" style:font-size-complex="12pt"/>
    </style:style>
    <style:style style:name="P23" style:family="paragraph" style:parent-style-name="Standard" style:list-style-name="L1">
      <style:paragraph-properties fo:margin-top="0in" fo:margin-bottom="0.1965in" loext:contextual-spacing="false" fo:line-height="100%"/>
      <style:text-properties style:font-name="Candara" fo:font-size="12pt" officeooo:rsid="006991e6" officeooo:paragraph-rsid="006991e6" style:font-name-asian="TimesNewRomanPSMT" style:font-size-asian="12pt" style:font-name-complex="TimesNewRomanPSMT" style:font-size-complex="12pt"/>
    </style:style>
    <style:style style:name="P24" style:family="paragraph" style:parent-style-name="Standard" style:list-style-name="L1">
      <style:paragraph-properties fo:margin-top="0in" fo:margin-bottom="0.1965in" loext:contextual-spacing="false" fo:line-height="100%" fo:text-align="start" style:justify-single-word="false"/>
      <style:text-properties style:font-name="Candara" fo:font-size="12pt" officeooo:rsid="006991e6" officeooo:paragraph-rsid="006991e6" style:font-name-asian="TimesNewRomanPSMT" style:font-size-asian="12pt" style:font-name-complex="TimesNewRomanPSMT" style:font-size-complex="12pt"/>
    </style:style>
    <style:style style:name="P25" style:family="paragraph" style:parent-style-name="Standard" style:list-style-name="L1">
      <style:paragraph-properties fo:margin-top="0in" fo:margin-bottom="0.1965in" loext:contextual-spacing="false" fo:line-height="100%"/>
      <style:text-properties style:font-name="Candara" fo:font-size="12pt" officeooo:rsid="0052c95c" officeooo:paragraph-rsid="0052c95c" style:font-name-asian="TimesNewRomanPSMT" style:font-size-asian="12pt" style:font-name-complex="TimesNewRomanPSMT" style:font-size-complex="12pt"/>
    </style:style>
    <style:style style:name="P26" style:family="paragraph" style:parent-style-name="Standard" style:list-style-name="L1">
      <style:paragraph-properties fo:margin-top="0in" fo:margin-bottom="0.1965in" loext:contextual-spacing="false" fo:line-height="100%"/>
      <style:text-properties style:font-name="Candara" fo:font-size="12pt" officeooo:rsid="001d537e" officeooo:paragraph-rsid="001d537e" style:font-name-asian="TimesNewRomanPSMT" style:font-size-asian="12pt" style:font-name-complex="TimesNewRomanPSMT" style:font-size-complex="12pt"/>
    </style:style>
    <style:style style:name="P27" style:family="paragraph" style:parent-style-name="Standard" style:list-style-name="L1">
      <style:paragraph-properties fo:margin-top="0in" fo:margin-bottom="0.1965in" loext:contextual-spacing="false" fo:line-height="100%" fo:text-align="start" style:justify-single-word="false"/>
      <style:text-properties style:font-name="Candara" fo:font-size="12pt" officeooo:rsid="001d537e" officeooo:paragraph-rsid="001d537e" style:font-name-asian="TimesNewRomanPSMT" style:font-size-asian="12pt" style:font-name-complex="TimesNewRomanPSMT" style:font-size-complex="12pt"/>
    </style:style>
    <style:style style:name="P28" style:family="paragraph" style:parent-style-name="Standard" style:list-style-name="L1">
      <style:paragraph-properties fo:margin-top="0in" fo:margin-bottom="0.1965in" loext:contextual-spacing="false" fo:line-height="100%"/>
      <style:text-properties style:font-name="Candara" fo:font-size="12pt" officeooo:rsid="001e514e" officeooo:paragraph-rsid="001e514e" style:font-name-asian="TimesNewRomanPSMT" style:font-size-asian="12pt" style:font-name-complex="TimesNewRomanPSMT" style:font-size-complex="12pt"/>
    </style:style>
    <style:style style:name="P29" style:family="paragraph" style:parent-style-name="Standard" style:list-style-name="L1">
      <style:paragraph-properties fo:margin-top="0in" fo:margin-bottom="0.1965in" loext:contextual-spacing="false" fo:line-height="100%"/>
      <style:text-properties style:font-name="Candara" fo:font-size="12pt" officeooo:rsid="0023cb42" officeooo:paragraph-rsid="0023cb42" style:font-name-asian="TimesNewRomanPSMT" style:font-size-asian="12pt" style:font-name-complex="TimesNewRomanPSMT" style:font-size-complex="12pt"/>
    </style:style>
    <style:style style:name="P30" style:family="paragraph" style:parent-style-name="Standard" style:list-style-name="L1">
      <style:paragraph-properties fo:margin-top="0in" fo:margin-bottom="0.1965in" loext:contextual-spacing="false" fo:line-height="100%"/>
      <style:text-properties style:font-name="Candara" fo:font-size="12pt" officeooo:rsid="006a9518" officeooo:paragraph-rsid="006a9518" style:font-name-asian="TimesNewRomanPSMT" style:font-size-asian="12pt" style:font-name-complex="TimesNewRomanPSMT" style:font-size-complex="12pt"/>
    </style:style>
    <style:style style:name="P31" style:family="paragraph" style:parent-style-name="Standard" style:list-style-name="L1">
      <style:paragraph-properties fo:margin-top="0in" fo:margin-bottom="0.1965in" loext:contextual-spacing="false" fo:line-height="100%"/>
      <style:text-properties style:font-name="Candara" fo:font-size="12pt" officeooo:rsid="002dd236" officeooo:paragraph-rsid="002dd236" style:font-name-asian="TimesNewRomanPSMT" style:font-size-asian="12pt" style:font-name-complex="TimesNewRomanPSMT" style:font-size-complex="12pt"/>
    </style:style>
    <style:style style:name="P32" style:family="paragraph" style:parent-style-name="Standard" style:list-style-name="L1">
      <style:paragraph-properties fo:margin-top="0in" fo:margin-bottom="0.1965in" loext:contextual-spacing="false" fo:line-height="100%"/>
      <style:text-properties style:font-name="Candara" fo:font-size="12pt" officeooo:rsid="0037ea91" officeooo:paragraph-rsid="0037ea91" style:font-name-asian="TimesNewRomanPSMT" style:font-size-asian="12pt" style:font-name-complex="TimesNewRomanPSMT" style:font-size-complex="12pt"/>
    </style:style>
    <style:style style:name="P33" style:family="paragraph" style:parent-style-name="Standard" style:list-style-name="L1">
      <style:paragraph-properties fo:margin-top="0in" fo:margin-bottom="0.1965in" loext:contextual-spacing="false" fo:line-height="100%"/>
      <style:text-properties style:font-name="Candara" fo:font-size="12pt" officeooo:rsid="00203380" officeooo:paragraph-rsid="00203380" style:font-name-asian="TimesNewRomanPSMT" style:font-size-asian="12pt" style:font-name-complex="TimesNewRomanPSMT" style:font-size-complex="12pt"/>
    </style:style>
    <style:style style:name="P34" style:family="paragraph" style:parent-style-name="Standard" style:list-style-name="L1">
      <style:paragraph-properties fo:margin-top="0in" fo:margin-bottom="0.1965in" loext:contextual-spacing="false" fo:line-height="100%"/>
      <style:text-properties style:font-name="Candara" fo:font-size="12pt" officeooo:rsid="00368a63" officeooo:paragraph-rsid="00368a63" style:font-name-asian="TimesNewRomanPSMT" style:font-size-asian="12pt" style:font-name-complex="TimesNewRomanPSMT" style:font-size-complex="12pt"/>
    </style:style>
    <style:style style:name="P35" style:family="paragraph" style:parent-style-name="Standard" style:list-style-name="L1">
      <style:paragraph-properties fo:margin-top="0in" fo:margin-bottom="0.1965in" loext:contextual-spacing="false" fo:line-height="100%"/>
      <style:text-properties style:font-name="Candara"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Standard" style:list-style-name="L1">
      <style:paragraph-properties fo:margin-top="0in" fo:margin-bottom="0.1965in" loext:contextual-spacing="false" fo:line-height="100%"/>
      <style:text-properties style:font-name="Candara" fo:font-size="12pt" fo:font-weight="normal" officeooo:rsid="0046d8fd" officeooo:paragraph-rsid="0046d8fd" style:font-name-asian="TimesNewRomanPSMT" style:font-size-asian="12pt" style:font-weight-asian="normal" style:font-name-complex="TimesNewRomanPSMT" style:font-size-complex="12pt" style:font-weight-complex="normal"/>
    </style:style>
    <style:style style:name="P37" style:family="paragraph" style:parent-style-name="Standard" style:list-style-name="L1">
      <style:paragraph-properties fo:margin-top="0in" fo:margin-bottom="0.1965in" loext:contextual-spacing="false" fo:line-height="100%"/>
      <style:text-properties style:font-name="Candara" fo:font-size="12pt" fo:font-weight="normal" officeooo:rsid="006b1124" officeooo:paragraph-rsid="006b1124" style:font-name-asian="TimesNewRomanPSMT" style:font-size-asian="12pt" style:font-weight-asian="normal" style:font-name-complex="TimesNewRomanPSMT" style:font-size-complex="12pt" style:font-weight-complex="normal"/>
    </style:style>
    <style:style style:name="P38" style:family="paragraph" style:parent-style-name="Standard" style:list-style-name="L1">
      <style:paragraph-properties fo:margin-top="0in" fo:margin-bottom="0.1965in" loext:contextual-spacing="false" fo:line-height="100%"/>
      <style:text-properties style:font-name="Candara" fo:font-size="12pt" fo:font-weight="normal" officeooo:rsid="004f9915" officeooo:paragraph-rsid="004f9915" style:font-name-asian="TimesNewRomanPSMT" style:font-size-asian="12pt" style:font-weight-asian="normal" style:font-name-complex="TimesNewRomanPSMT" style:font-size-complex="12pt" style:font-weight-complex="normal"/>
    </style:style>
    <style:style style:name="P39" style:family="paragraph" style:parent-style-name="Standard" style:list-style-name="L1">
      <style:paragraph-properties fo:margin-top="0in" fo:margin-bottom="0.1965in" loext:contextual-spacing="false" fo:line-height="100%"/>
      <style:text-properties style:font-name="Candara" fo:font-size="12pt" fo:font-weight="normal" officeooo:rsid="006b5aca" officeooo:paragraph-rsid="006b5aca" style:font-name-asian="TimesNewRomanPSMT" style:font-size-asian="12pt" style:font-weight-asian="normal" style:font-name-complex="TimesNewRomanPSMT" style:font-size-complex="12pt" style:font-weight-complex="normal"/>
    </style:style>
    <style:style style:name="P40" style:family="paragraph" style:parent-style-name="Standard" style:list-style-name="L1">
      <style:paragraph-properties fo:margin-top="0in" fo:margin-bottom="0.1965in" loext:contextual-spacing="false" fo:line-height="100%"/>
      <style:text-properties style:font-name="Candara" fo:font-size="12pt" fo:font-weight="normal" officeooo:rsid="005f3c5f" officeooo:paragraph-rsid="005f3c5f" style:font-name-asian="TimesNewRomanPSMT" style:font-size-asian="12pt" style:font-weight-asian="normal" style:font-name-complex="TimesNewRomanPSMT" style:font-size-complex="12pt" style:font-weight-complex="normal"/>
    </style:style>
    <style:style style:name="P41" style:family="paragraph" style:parent-style-name="Standard" style:list-style-name="L1">
      <style:paragraph-properties fo:margin-top="0in" fo:margin-bottom="0.1965in" loext:contextual-spacing="false" fo:line-height="100%"/>
      <style:text-properties style:font-name="Candara" fo:font-size="12pt" fo:font-weight="normal" officeooo:rsid="005cc0c1" officeooo:paragraph-rsid="005cc0c1" style:font-name-asian="TimesNewRomanPSMT" style:font-size-asian="12pt" style:font-weight-asian="normal" style:font-name-complex="TimesNewRomanPSMT" style:font-size-complex="12pt" style:font-weight-complex="normal"/>
    </style:style>
    <style:style style:name="P42" style:family="paragraph" style:parent-style-name="Standard" style:list-style-name="L1">
      <style:paragraph-properties fo:margin-top="0in" fo:margin-bottom="0.1965in" loext:contextual-spacing="false" fo:line-height="100%"/>
      <style:text-properties style:font-name="Candara" fo:font-size="12pt" fo:font-weight="normal" officeooo:rsid="005dec55" officeooo:paragraph-rsid="005dec55" style:font-name-asian="TimesNewRomanPSMT" style:font-size-asian="12pt" style:font-weight-asian="normal" style:font-name-complex="TimesNewRomanPSMT" style:font-size-complex="12pt" style:font-weight-complex="normal"/>
    </style:style>
    <style:style style:name="P43" style:family="paragraph" style:parent-style-name="Standard" style:list-style-name="L1">
      <style:paragraph-properties fo:margin-top="0in" fo:margin-bottom="0.1965in" loext:contextual-spacing="false" fo:line-height="100%"/>
      <style:text-properties style:font-name="Candara" fo:font-size="12pt" fo:font-weight="normal" officeooo:rsid="006ddd20" officeooo:paragraph-rsid="006ddd20" style:font-name-asian="TimesNewRomanPSMT" style:font-size-asian="12pt" style:font-weight-asian="normal" style:font-name-complex="TimesNewRomanPSMT" style:font-size-complex="12pt" style:font-weight-complex="normal"/>
    </style:style>
    <style:style style:name="P44" style:family="paragraph" style:parent-style-name="Standard" style:list-style-name="L1">
      <style:paragraph-properties fo:margin-top="0in" fo:margin-bottom="0.1965in" loext:contextual-spacing="false" fo:line-height="100%"/>
    </style:style>
    <style:style style:name="P45" style:family="paragraph" style:parent-style-name="Standard" style:list-style-name="L1">
      <style:paragraph-properties fo:margin-top="0in" fo:margin-bottom="0.1965in" loext:contextual-spacing="false" fo:line-height="100%"/>
      <style:text-properties officeooo:rsid="006991e6" officeooo:paragraph-rsid="006991e6"/>
    </style:style>
    <style:style style:name="T1" style:family="text">
      <style:text-properties style:font-name="Arial" fo:font-size="10.5pt" style:font-size-asian="10.5pt" style:font-name-complex="Arial" style:font-size-complex="10.5pt"/>
    </style:style>
    <style:style style:name="T2" style:family="text">
      <style:text-properties style:font-name="Arial" fo:font-size="10.5pt" officeooo:rsid="00176bd1" style:font-size-asian="10.5pt" style:font-name-complex="Arial" style:font-size-complex="10.5pt"/>
    </style:style>
    <style:style style:name="T3" style:family="text">
      <style:text-properties style:font-name="Arial" fo:font-size="10.5pt" officeooo:rsid="0016704f" style:font-size-asian="10.5pt" style:font-name-complex="Arial" style:font-size-complex="10.5pt"/>
    </style:style>
    <style:style style:name="T4" style:family="text">
      <style:text-properties style:font-name="Arial" fo:font-size="10.5pt" officeooo:rsid="0028a262" style:font-size-asian="10.5pt" style:font-name-complex="Arial" style:font-size-complex="10.5pt"/>
    </style:style>
    <style:style style:name="T5" style:family="text">
      <style:text-properties style:font-name="Arial" fo:font-size="8pt" style:font-size-asian="8pt" style:font-name-complex="Arial" style:font-size-complex="8pt"/>
    </style:style>
    <style:style style:name="T6" style:family="text">
      <style:text-properties officeooo:rsid="00188e97"/>
    </style:style>
    <style:style style:name="T7" style:family="text">
      <style:text-properties officeooo:rsid="0018fa95"/>
    </style:style>
    <style:style style:name="T8" style:family="text">
      <style:text-properties style:font-name-asian="Arial"/>
    </style:style>
    <style:style style:name="T9" style:family="text">
      <style:text-properties fo:font-size="8pt" style:font-size-asian="8pt" style:font-name-complex="Arial" style:font-size-complex="8pt"/>
    </style:style>
    <style:style style:name="T10" style:family="text">
      <style:text-properties style:font-name="Candara" fo:font-size="12pt" style:font-name-asian="TimesNewRomanPSMT" style:font-size-asian="12pt" style:font-name-complex="TimesNewRomanPSMT" style:font-size-complex="12pt"/>
    </style:style>
    <style:style style:name="T11" style:family="text">
      <style:text-properties style:font-name="Candara" fo:font-size="12pt" officeooo:rsid="001da5a7" style:font-name-asian="TimesNewRomanPSMT" style:font-size-asian="12pt" style:font-name-complex="TimesNewRomanPSMT" style:font-size-complex="12pt"/>
    </style:style>
    <style:style style:name="T12" style:family="text">
      <style:text-properties officeooo:rsid="00203380"/>
    </style:style>
    <style:style style:name="T13" style:family="text">
      <style:text-properties officeooo:rsid="00221d80"/>
    </style:style>
    <style:style style:name="T14" style:family="text">
      <style:text-properties officeooo:rsid="0026baea"/>
    </style:style>
    <style:style style:name="T15" style:family="text">
      <style:text-properties officeooo:rsid="002aa23b"/>
    </style:style>
    <style:style style:name="T16" style:family="text">
      <style:text-properties fo:font-weight="normal" style:font-weight-asian="normal" style:font-weight-complex="normal"/>
    </style:style>
    <style:style style:name="T17" style:family="text">
      <style:text-properties fo:font-weight="normal" officeooo:rsid="003ce885" style:font-weight-asian="normal" style:font-weight-complex="normal"/>
    </style:style>
    <style:style style:name="T18" style:family="text">
      <style:text-properties fo:font-weight="normal" officeooo:rsid="00586ffd" style:font-weight-asian="normal" style:font-weight-complex="normal"/>
    </style:style>
    <style:style style:name="T19" style:family="text">
      <style:text-properties fo:font-weight="normal" officeooo:rsid="0059d2f7" style:font-weight-asian="normal" style:font-weight-complex="normal"/>
    </style:style>
    <style:style style:name="T20" style:family="text">
      <style:text-properties fo:font-weight="normal" officeooo:rsid="005bfa67" style:font-weight-asian="normal" style:font-weight-complex="normal"/>
    </style:style>
    <style:style style:name="T21" style:family="text">
      <style:text-properties fo:font-weight="normal" officeooo:rsid="006882cb" style:font-weight-asian="normal" style:font-weight-complex="normal"/>
    </style:style>
    <style:style style:name="T22" style:family="text">
      <style:text-properties officeooo:rsid="0039d9b8"/>
    </style:style>
    <style:style style:name="T23" style:family="text">
      <style:text-properties officeooo:rsid="0041db8c"/>
    </style:style>
    <style:style style:name="T24" style:family="text">
      <style:text-properties officeooo:rsid="004371dd"/>
    </style:style>
    <style:style style:name="T25" style:family="text">
      <style:text-properties officeooo:rsid="00440a28"/>
    </style:style>
    <style:style style:name="T26" style:family="text">
      <style:text-properties officeooo:rsid="004513dd"/>
    </style:style>
    <style:style style:name="T27" style:family="text">
      <style:text-properties officeooo:rsid="004a1b4f"/>
    </style:style>
    <style:style style:name="T28" style:family="text">
      <style:text-properties officeooo:rsid="004ab642"/>
    </style:style>
    <style:style style:name="T29" style:family="text">
      <style:text-properties officeooo:rsid="004ba190"/>
    </style:style>
    <style:style style:name="T30" style:family="text">
      <style:text-properties officeooo:rsid="004e221e"/>
    </style:style>
    <style:style style:name="T31" style:family="text">
      <style:text-properties officeooo:rsid="0050807f"/>
    </style:style>
    <style:style style:name="T32" style:family="text">
      <style:text-properties officeooo:rsid="0054c77f"/>
    </style:style>
    <style:style style:name="T33" style:family="text">
      <style:text-properties officeooo:rsid="00586853"/>
    </style:style>
    <style:style style:name="T34" style:family="text">
      <style:text-properties officeooo:rsid="0061a519"/>
    </style:style>
    <style:style style:name="T35" style:family="text">
      <style:text-properties officeooo:rsid="0067a54d"/>
    </style:style>
    <style:style style:name="T3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9">Avaluació inicial</text:p>
      <text:p text:style-name="P10"/>
      <text:list xml:id="list39559157" text:style-name="L1">
        <text:list-item>
          <text:p text:style-name="P15">En què creus que consisteix aquest mòdul? és a dir, quins continguts – coneixements, habilitats... - creus que inclou?</text:p>
        </text:list-item>
      </text:list>
      <text:p text:style-name="P11"><text:tab/><text:span text:style-name="T35">Aprofondir en programació que vam aprendre a primer. Amplia la Class based programming, etc.</text:span></text:p>
      <text:list xml:id="list160055569596683" text:continue-numbering="true" text:style-name="L1">
        <text:list-item>
          <text:p text:style-name="P15">Com t'agradaria que es presentessin els continguts que has indicat a la pregunta anterior? format de les classes, exercicis…</text:p>
          <text:p text:style-name="P19">Teoria mes exercicis rel·laccionats, especialment veure el codi mes optim en cada cas despres de haver fet la nostra solució.</text:p>
        </text:list-item>
        <text:list-item>
          <text:p text:style-name="P15">Què esperes aprendre amb aquest crèdit que no sàpigues ja? <text:span text:style-name="T27">Què voldries repassar?</text:span></text:p>
          <text:p text:style-name="P19">Classes, especificament, com disenyarles nosaltres adaptannos a un projecte. L’any passat vam fer molst de Classes, pero mai vam dissenyar una classe nosaltres desde 0, ens falta aprendre a pensar en classes.</text:p>
        </text:list-item>
        <text:list-item>
          <text:p text:style-name="P20">Has treballat amb Java anteriorment, de manera professional <text:span text:style-name="T28">o amateur</text:span>? O amb altres llenguatges de programació? Quins?</text:p>
          <text:p text:style-name="P19">Java =&gt; a classe, amateur.</text:p>
          <text:p text:style-name="P19">Jquery =&gt; professional</text:p>
          <text:p text:style-name="P19">PHP =&gt; professional</text:p>
          <text:p text:style-name="P19">MySQL =&gt; professional</text:p>
          <text:p text:style-name="P19">CSS =&gt; professional</text:p>
          <text:p text:style-name="P19">En concret, vai trevallar 2 anys de web master d’una biblioteca d’una universitat, vaig aprendre bastant pel meu compte. Tambe vaig rebre un encarrec una altra vegada “freelance” de adaptar una pagina web feta en wordpress a un diseny que em proporcionaba un dissenyador.</text:p>
        </text:list-item>
      </text:list>
      <text:p text:style-name="P13"><text:soft-page-break/></text:p>
      <text:list xml:id="list160056416301316" text:continue-numbering="true" text:style-name="L1">
        <text:list-item>
          <text:p text:style-name="P21">Quins entorns de programació, <text:span text:style-name="T29">IDEs,</text:span> en Java o altres coneixes? <text:span text:style-name="T15">NetBeans, Eclipse…</text:span></text:p>
          <text:p text:style-name="P22">Cap mes, suposo que pots ferho en VsCode pero no se si aixo es professional.</text:p>
        </text:list-item>
        <text:list-item>
          <text:p text:style-name="P15">Tens ordinador a casa? Quin tipus d'ordinador?</text:p>
          <text:p text:style-name="P23">De sobremessa, relativament potent.</text:p>
        </text:list-item>
        <text:list-item>
          <text:p text:style-name="P15">Disposes de connexió a Internet? Quin tipus de connexió?</text:p>
          <text:p text:style-name="P23">Si, per cable, suposso que ADSL per va bastant rapid</text:p>
        </text:list-item>
        <text:list-item>
          <text:p text:style-name="P15">Quin o quins sistemes operatius tens instal-lat a l'ordinador de casa teva?</text:p>
          <text:p text:style-name="P23">Windows 10, Fedora 32, 27 i una VM de Debian.</text:p>
        </text:list-item>
        <text:list-item>
          <text:p text:style-name="P25">La diferència entre tipus de dades primitius i de referència és …</text:p>
          <text:p text:style-name="P23">Crec que els de referència d’alguna manera estan composts per els primitius, son objectes i tenen multiples cadenes de referencia fins arrivar a les adreces de memoria en contrast amb els primitius que van directes.</text:p>
          <text:p text:style-name="P23">Un de referència, es poden modificar encara que siguin definits a una funció i modificats en altre amb altre nom (per exemple els arrays).</text:p>
        </text:list-item>
        <text:list-item>
          <text:p text:style-name="P26">Defineix en les teves paraules, el concepte d’herència. <text:span text:style-name="T32">Quina avantatge ens aporta?</text:span></text:p>
          <text:p text:style-name="P23">Attributs i metodes ja predefinits.</text:p>
        </text:list-item>
        <text:list-item>
          <text:p text:style-name="P26">Defineix en les teves paraules, el concepte de polimorfisme. <text:span text:style-name="T30">Quins tipus hi ha, de polimorfisme?</text:span></text:p>
          <text:p text:style-name="P23">No ho se.</text:p>
        </text:list-item>
        <text:list-item>
          <text:p text:style-name="P27">Saps què és una interfície, a Java? <text:span text:style-name="T22">Per a què es fan servir? Posa un exemple.</text:span></text:p>
          <text:p text:style-name="P24"><text:soft-page-break/>Ho se a mitjes, son com una mena de superclases que especifiquen un munt de attributs i metodes i les classes que hereten d’aquestes poden escullir quines parts implementar amb el cost de ferho per mitja d’una class abstracta intermitja.</text:p>
        </text:list-item>
        <text:list-item>
          <text:p text:style-name="P44"><text:span text:style-name="T10">Quin</text:span><text:span text:style-name="T11">a diferència hi ha entre els jdk de Oracle i openjdk?</text:span></text:p>
          <text:p text:style-name="P45"><text:span text:style-name="T11">N</text:span><text:span text:style-name="T10">o tinc ni idea</text:span></text:p>
        </text:list-item>
        <text:list-item>
          <text:p text:style-name="P28">Diferència entre arxius .java, .jar i .class?</text:p>
          <text:p text:style-name="P23">java =&gt; class un d’ells es codi per humans i l’altre per executar per la maquina</text:p>
          <text:p text:style-name="P23">.jar crec que es com un conjunt de fitxers que interactuen entre ells</text:p>
        </text:list-item>
        <text:list-item>
          <text:p text:style-name="P29">Què és una classe abstracta? <text:span text:style-name="T31">I un mètode abstracte?</text:span></text:p>
          <text:p text:style-name="P30">Crec que es una class pare que no especifica cap metode o attribut</text:p>
          <text:p text:style-name="P30">Un metode abstracte =&gt; un metode definit en nom pero no en contingut, per ser heredat per clases fill</text:p>
        </text:list-item>
        <text:list-item>
          <text:p text:style-name="P31">Què és JavaDoc?</text:p>
          <text:p text:style-name="P30">No ho se</text:p>
        </text:list-item>
        <text:list-item>
          <text:p text:style-name="P32">Què és una Lambda expression? </text:p>
          <text:p text:style-name="P30">No ho se</text:p>
        </text:list-item>
        <text:list-item>
          <text:p text:style-name="P33"><text:span text:style-name="T14">Resumeix en les teves paraules, què és </text:span>JVM, <text:s/>J<text:span text:style-name="T14">RE i JDK. Quines utilitats pot portar el Jdk necessàries per a desenvolupar en Java?</text:span></text:p>
          <text:p text:style-name="P33"/>
        </text:list-item>
        <text:list-item>
          <text:p text:style-name="P15">En Java, to<text:span text:style-name="T12">t</text:span> el c<text:span text:style-name="T13">o</text:span>di de <text:span text:style-name="T13">la nostra</text:span> aplicació <text:span text:style-name="T13">ha d’anar en </text:span>cla<text:span text:style-name="T13">s</text:span>ses ? <text:span text:style-name="T12">Per què o per què no?</text:span></text:p>
          <text:p text:style-name="P19">La veritat es que no ho se, pero segons ens han ensenyat si, tot va ordenat dins de classes.</text:p>
        </text:list-item>
        <text:list-item>
          <text:p text:style-name="P34"><text:soft-page-break/>Escriu un fitxer .bat o .sh que compili un cert arxiu a una carpeta, executi un projecte HelloWorld <text:span text:style-name="T24">i després esborri la classe</text:span>.</text:p>
          <text:p text:style-name="P19">En pseudocodi, bash</text:p>
          <text:p text:style-name="P19">. faria un append de tot el codi necesari fins a un arxiu (no se la extenssio ni )</text:p>
          <text:p text:style-name="P19">. el faria compilar passant l’arxiu a la linea de commandes (javac o java i el nom del fitxer)</text:p>
          <text:p text:style-name="P19">. l’executaria</text:p>
          <text:p text:style-name="P19">. reescriuria el fitxer arrel sense la classe. Que seria bastant mes simple que fer un replace de tota la classe.</text:p>
        </text:list-item>
        <text:list-item>
          <text:p text:style-name="P35">De l<text:span text:style-name="T23">es següents</text:span> declaracions de variables, <text:span text:style-name="T23">senyala la/les correcte</text:span>s. <text:span text:style-name="T33">Posa-la/les en negreta.</text:span></text:p>
        </text:list-item>
      </text:list>
      <table:table table:name="Taula1" table:style-name="Taula1">
        <table:table-column table:style-name="Taula1.A"/>
        <table:table-row>
          <table:table-cell office:value-type="string">
            <text:p text:style-name="Table_20_Contents"><text:span text:style-name="T16"> </text:span><text:span text:style-name="Teletype"><text:span text:style-name="T16">int contador$;</text:span></text:span></text:p>
          </table:table-cell>
        </table:table-row>
        <table:table-row>
          <table:table-cell office:value-type="string">
            <text:p text:style-name="Table_20_Contents"><text:span text:style-name="T16"> </text:span><text:span text:style-name="Teletype"><text:span text:style-name="T36">String cadena_;</text:span></text:span></text:p>
          </table:table-cell>
        </table:table-row>
        <table:table-row>
          <table:table-cell office:value-type="string">
            <text:p text:style-name="Table_20_Contents"><text:span text:style-name="T16"> </text:span><text:span text:style-name="Teletype"><text:span text:style-name="T16">char carácter;</text:span></text:span></text:p>
          </table:table-cell>
        </table:table-row>
        <table:table-row>
          <table:table-cell office:value-type="string">
            <text:p text:style-name="Table_20_Contents"><text:span text:style-name="T16"> </text:span><text:span text:style-name="Teletype"><text:span text:style-name="T16"> boolean true;</text:span></text:span></text:p>
          </table:table-cell>
        </table:table-row>
      </table:table>
      <text:list xml:id="list160057192889268" text:continue-numbering="true" text:style-name="L1">
        <text:list-header>
          <text:p text:style-name="P35"/>
        </text:list-header>
        <text:list-item>
          <text:p text:style-name="P15"><text:span text:style-name="T17">Per a aquesta declaració de </text:span><text:span text:style-name="T16">variable: </text:span><text:span text:style-name="Teletype"><text:span text:style-name="T16">int final = 1;</text:span></text:span><text:span text:style-name="Teletype"><text:span text:style-name="T18"> </text:span></text:span><text:span text:style-name="Teletype"><text:span text:style-name="T19">és incorrecta, per què?</text:span></text:span></text:p>
          <text:p text:style-name="P16"><text:span text:style-name="Teletype"><text:span text:style-name="T21">Em sembla que final es una paraula reservada.</text:span></text:span></text:p>
        </text:list-item>
        <text:list-item>
          <text:p text:style-name="P17"><text:span text:style-name="Teletype"><text:span text:style-name="T20">La convenció d’anomenar mètodes en c</text:span></text:span><text:span text:style-name="Teletype"><text:span text:style-name="T19">amel</text:span></text:span><text:span text:style-name="Teletype"><text:span text:style-name="T20">Case significa que …. </text:span></text:span><text:span text:style-name="Teletype"><text:span text:style-name="T21">inclou referencia a varis noms, el primer comença en minuscula, i cada seguent nom comença amb lletra majuscula</text:span></text:span></text:p>
        </text:list-item>
      </text:list>
      <text:p text:style-name="P12"><text:span text:style-name="Teletype"><text:span text:style-name="T21"/></text:span></text:p>
      <text:p text:style-name="P12"><text:span text:style-name="Teletype"><text:span text:style-name="T21"/></text:span></text:p>
      <text:p text:style-name="P12"><text:span text:style-name="Teletype"><text:span text:style-name="T21"/></text:span></text:p>
      <text:p text:style-name="P12"><text:span text:style-name="Teletype"><text:span text:style-name="T21"/></text:span></text:p>
      <text:p text:style-name="P12"><text:span text:style-name="Teletype"><text:span text:style-name="T21"/></text:span></text:p>
      <text:list xml:id="list160057416335880" text:continue-numbering="true" text:style-name="L1">
        <text:list-item>
          <text:p text:style-name="P35"><text:soft-page-break/>Qu<text:span text:style-name="T26">in</text:span> m<text:span text:style-name="T26">è</text:span>tod<text:span text:style-name="T26">e</text:span> <text:span text:style-name="T25">cal</text:span> invocar <text:span text:style-name="T25">per a</text:span> e<text:span text:style-name="T25">x</text:span>ecutar un programa en Java? </text:p>
        </text:list-item>
      </text:list>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4">do</text:p>
          </table:table-cell>
          <table:table-cell table:style-name="Taula3.A1" office:value-type="string">
            <text:p text:style-name="P4">exec</text:p>
          </table:table-cell>
          <table:table-cell table:style-name="Taula3.A1" office:value-type="string">
            <text:p text:style-name="P4">main</text:p>
          </table:table-cell>
          <table:table-cell table:style-name="Taula3.A1" office:value-type="string">
            <text:p text:style-name="P4">start</text:p>
          </table:table-cell>
        </table:table-row>
      </table:table>
      <text:list xml:id="list160056608052815" text:continue-numbering="true" text:style-name="L1">
        <text:list-header>
          <text:p text:style-name="P43">No ho se</text:p>
        </text:list-header>
        <text:list-item>
          <text:p text:style-name="P36">L’herència múltiple no és permesa a Java, però saps de quina manera podem aconseguir que una classe la implementi?</text:p>
          <text:p text:style-name="P37">No.</text:p>
        </text:list-item>
        <text:list-item>
          <text:p text:style-name="P38">El modificador d’accès synchronized per a un mètode serveix per a …</text:p>
          <text:p text:style-name="P37">No tinc ni idea.</text:p>
        </text:list-item>
        <text:list-item>
          <text:p text:style-name="P38">El modificador d’accès static, per a un mètode serveix per a … <text:s/>i per a una variable …</text:p>
          <text:p text:style-name="P37">per a una variable em sembla que defineix una constant</text:p>
        </text:list-item>
        <text:list-item>
          <text:p text:style-name="P38">La diferència entre private i protected, per a un mètode o una variable, és que ….</text:p>
          <text:p text:style-name="P39">private es que nomes pots accedir via geters i seters, i protected qualsevol fill pot accedir</text:p>
        </text:list-item>
        <text:list-item>
          <text:p text:style-name="P40">Què és una variable membre? Com se l’anomena, també?</text:p>
          <text:p text:style-name="P39">No ho se</text:p>
        </text:list-item>
        <text:list-item>
          <text:p text:style-name="P41">Els principis SOLID són …. El SRP o Single Responsibility Principle, el primer d’ells, vol dir que …</text:p>
          <text:p text:style-name="P39">No ho se</text:p>
        </text:list-item>
        <text:list-item>
          <text:p text:style-name="P42">Anglès: normalment llegeixes <text:span text:style-name="T34">i entens bé la </text:span>documentació en anglès? Pots comunicar-te en un equip de treball de manera fluïda? Quin nivell diries que tens?</text:p>
          <text:p text:style-name="P39">Em comunico en angles escrit practicament cada dia durant 10 anys, he estat de vacances amb un noi angles, m’he tret el “first certificate” d’angl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PSMT" svg:font-family="TimesNewRomanPSMT, '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ndara" svg:font-family="Candara"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globo" style:display-name="Texto de globo"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Footer" style:family="paragraph" style:parent-style-name="Standard" style:class="extra">
      <style:paragraph-properties text:number-lines="false" text:line-number="0">
        <style:tab-stops>
          <style:tab-stop style:position="3.3354in" style:type="center"/>
          <style:tab-stop style:position="6.670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ndara" fo:font-family="Candara" style:font-pitch="variable" fo:font-size="11pt" style:font-name-asian="TimesNewRomanPSMT" style:font-family-asian="TimesNewRomanPSMT, 'Times New Roman'" style:font-family-generic-asian="roman" style:font-size-asian="11pt" style:font-name-complex="TimesNewRomanPSMT" style:font-family-complex="TimesNewRomanPSMT, 'Times New Roman'" style:font-family-generic-complex="roman"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WW-Absatz-Standardschriftart1111" style:family="text"/>
    <style:style style:name="Fuente_20_de_20_párrafo_20_predeter.2" style:display-name="Fuente de párrafo predeter.2" style:family="text"/>
    <style:style style:name="Internet_20_link" style:display-name="Internet link" style:family="text">
      <style:text-properties fo:color="#0000ff" style:text-underline-style="solid" style:text-underline-width="auto" style:text-underline-color="font-color"/>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Carácter_20_de_20_numeración" style:display-name="Carácter de numeración"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6.8979in" table:align="left" style:writing-mode="lr-tb"/>
    </style:style>
    <style:style style:name="Tabla2.A" style:family="table-column">
      <style:table-column-properties style:column-width="5.1188in"/>
    </style:style>
    <style:style style:name="Tabla2.B" style:family="table-column">
      <style:table-column-properties style:column-width="1.7792in"/>
    </style:style>
    <style:style style:name="Tabla2.1" style:family="table-row">
      <style:table-row-properties style:min-row-height="0.5521in" fo:keep-together="always"/>
    </style:style>
    <style:style style:name="Tabla2.A1" style:family="table-cell">
      <style:table-cell-properties style:vertical-align="top" fo:padding="0.0382in" fo:border-left="0.1pt solid #000000" fo:border-right="none" fo:border-top="0.1pt solid #000000" fo:border-bottom="none" style:writing-mode="lr-tb"/>
    </style:style>
    <style:style style:name="Tabla2.B1" style:family="table-cell">
      <style:table-cell-properties style:vertical-align="top" fo:padding="0.0382in" fo:border-left="0.1pt solid #000000" fo:border-right="0.1pt solid #000000" fo:border-top="0.1pt solid #000000" fo:border-bottom="0.5pt solid #000000" style:writing-mode="lr-tb"/>
    </style:style>
    <style:style style:name="Tabla2.2" style:family="table-row">
      <style:table-row-properties style:min-row-height="0.2396in" fo:keep-together="always"/>
    </style:style>
    <style:style style:name="Tabla2.B2" style:family="table-cell">
      <style:table-cell-properties style:vertical-align="top" fo:padding="0.0382in" fo:border-left="0.1pt solid #000000" fo:border-right="0.1pt solid #000000" fo:border-top="0.5pt solid #000000" fo:border-bottom="0.1pt solid #000000" style:writing-mode="lr-tb"/>
    </style:style>
    <style:style style:name="Tabla2.3" style:family="table-row">
      <style:table-row-properties style:min-row-height="0.2375in" fo:keep-together="auto"/>
    </style:style>
    <style:style style:name="Tabla2.A3" style:family="table-cell">
      <style:table-cell-properties style:vertical-align="top" fo:padding="0.0382in" fo:border-left="0.1pt solid #000000" fo:border-right="none" fo:border-top="none" fo:border-bottom="0.1pt solid #000000" style:writing-mode="lr-tb"/>
    </style:style>
    <style:style style:name="Tabla2.B3" style:family="table-cell">
      <style:table-cell-properties style:vertical-align="top" fo:padding="0.0382in" fo:border-left="0.1pt solid #000000" fo:border-right="0.1pt solid #000000" fo:border-top="none" fo:border-bottom="0.1pt solid #000000" style:writing-mode="lr-tb"/>
    </style:style>
    <style:style style:name="Tabla2.4" style:family="table-row">
      <style:table-row-properties style:min-row-height="0.3208in" fo:keep-together="auto"/>
    </style:style>
    <style:style style:name="Tabla1" style:family="table">
      <style:table-properties style:width="7.0215in" fo:margin-left="-0.066in" table:align="left" style:writing-mode="lr-tb"/>
    </style:style>
    <style:style style:name="Tabla1.A" style:family="table-column">
      <style:table-column-properties style:column-width="0.8694in"/>
    </style:style>
    <style:style style:name="Tabla1.B" style:family="table-column">
      <style:table-column-properties style:column-width="3.7882in"/>
    </style:style>
    <style:style style:name="Tabla1.C" style:family="table-column">
      <style:table-column-properties style:column-width="2.3639in"/>
    </style:style>
    <style:style style:name="Tabla1.1" style:family="table-row">
      <style:table-row-properties style:row-height="0.2625in" fo:keep-together="always"/>
    </style:style>
    <style:style style:name="Tabla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a1.C1" style:family="table-cell">
      <style:table-cell-properties style:vertical-align="middle" fo:padding-left="0.0486in" fo:padding-right="0.0486in" fo:padding-top="0in" fo:padding-bottom="0in" fo:border="0.5pt solid #000000" style:writing-mode="lr-tb"/>
    </style:style>
    <style:style style:name="Tabla1.2" style:family="table-row">
      <style:table-row-properties style:row-height="0.2194in" fo:keep-together="always"/>
    </style:style>
    <style:style style:name="MP1" style:family="paragraph" style:parent-style-name="Table_20_Contents">
      <style:paragraph-properties style:snap-to-layout-grid="false"/>
    </style:style>
    <style:style style:name="MP2" style:family="paragraph" style:parent-style-name="Table_20_Contents">
      <style:paragraph-properties style:snap-to-layout-grid="false"/>
      <style:text-properties style:font-name="Arial" fo:font-size="10.5pt" officeooo:rsid="000b1fd6" officeooo:paragraph-rsid="000b1fd6" style:font-size-asian="10.5pt" style:font-name-complex="Arial" style:font-size-complex="10.5pt"/>
    </style:style>
    <style:style style:name="MP3" style:family="paragraph" style:parent-style-name="Table_20_Contents">
      <style:paragraph-properties style:snap-to-layout-grid="false"/>
      <style:text-properties style:font-name="Arial" fo:font-size="10.5pt" style:font-size-asian="10.5pt" style:font-name-complex="Arial" style:font-size-complex="10.5pt"/>
    </style:style>
    <style:style style:name="MP4" style:family="paragraph" style:parent-style-name="Footer">
      <style:paragraph-properties style:snap-to-layout-grid="false"/>
      <style:text-properties fo:font-size="8pt" fo:language="es" fo:country="ES" style:font-size-asian="8pt" style:language-asian="es" style:country-asian="ES" style:font-size-complex="8pt"/>
    </style:style>
    <style:style style:name="MP5" style:family="paragraph" style:parent-style-name="Footer">
      <style:paragraph-properties style:snap-to-layout-grid="false"/>
      <style:text-properties style:font-name="Arial" fo:font-size="8pt" style:font-size-asian="8pt" style:font-name-complex="Arial" style:font-size-complex="8pt"/>
    </style:style>
    <style:style style:name="MP6" style:family="paragraph" style:parent-style-name="Footer">
      <style:paragraph-properties fo:text-align="end" style:justify-single-word="false" style:snap-to-layout-grid="false"/>
      <style:text-properties style:font-name="Arial" fo:font-size="8pt" style:font-size-asian="8pt" style:font-name-complex="Arial" style:font-size-complex="8pt" style:font-weight-complex="bold"/>
    </style:style>
    <style:style style:name="MP7" style:family="paragraph" style:parent-style-name="Footer">
      <style:paragraph-properties fo:text-align="end" style:justify-single-word="false" style:snap-to-layout-grid="false"/>
    </style:style>
    <style:style style:name="MT1" style:family="text">
      <style:text-properties style:font-name="Arial" fo:font-size="10.5pt" style:font-size-asian="10.5pt" style:font-name-complex="Arial" style:font-size-complex="10.5pt"/>
    </style:style>
    <style:style style:name="MT2" style:family="text">
      <style:text-properties style:font-name="Arial" fo:font-size="10.5pt" officeooo:rsid="00176bd1" style:font-size-asian="10.5pt" style:font-name-complex="Arial" style:font-size-complex="10.5pt"/>
    </style:style>
    <style:style style:name="MT3" style:family="text">
      <style:text-properties style:font-name="Arial" fo:font-size="10.5pt" officeooo:rsid="0016704f" style:font-size-asian="10.5pt" style:font-name-complex="Arial" style:font-size-complex="10.5pt"/>
    </style:style>
    <style:style style:name="MT4" style:family="text">
      <style:text-properties style:font-name="Arial" fo:font-size="10.5pt" officeooo:rsid="0028a262" style:font-size-asian="10.5pt" style:font-name-complex="Arial" style:font-size-complex="10.5pt"/>
    </style:style>
    <style:style style:name="MT5" style:family="text">
      <style:text-properties officeooo:rsid="00188e97"/>
    </style:style>
    <style:style style:name="MT6" style:family="text">
      <style:text-properties officeooo:rsid="0018fa95"/>
    </style:style>
    <style:style style:name="MT7" style:family="text">
      <style:text-properties style:font-name-asian="Arial"/>
    </style:style>
    <style:style style:name="MT8" style:family="text">
      <style:text-properties style:font-name="Arial" fo:font-size="8pt" style:font-size-asian="8pt" style:font-name-complex="Arial" style:font-size-complex="8pt"/>
    </style:style>
    <style:style style:name="MT9" style:family="text">
      <style:text-properties fo:font-size="8pt" style:font-size-asian="8pt" style:font-name-complex="Arial" style:font-size-complex="8pt"/>
    </style:style>
    <style:page-layout style:name="Mpm1">
      <style:page-layout-properties fo:page-width="8.2681in" fo:page-height="11.6929in" style:num-format="1" style:print-orientation="portrait" fo:margin-top="0.4839in" fo:margin-bottom="0.2799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882in" fo:margin-left="0in" fo:margin-right="0in" fo:margin-bottom="1.2492in" style:dynamic-spacing="true"/>
      </style:header-style>
      <style:footer-style>
        <style:header-footer-properties fo:min-height="0.9016in" fo:margin-left="0in" fo:margin-right="0in" fo:margin-top="0.8626in"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1"><text:s text:c="9"/><text:span text:style-name="MT1">Matèria: M0</text:span><text:span text:style-name="MT2">3</text:span><text:span text:style-name="MT1"> –</text:span><text:span text:style-name="MT3"> </text:span><text:span text:style-name="MT2">Bloc II- 2DAW - </text:span><text:span text:style-name="MT4">Programació</text:span></text:p>
              <text:p text:style-name="MP2">Escola del Treball</text:p>
            </table:table-cell>
            <table:table-cell table:style-name="Tabla2.B1" office:value-type="string">
              <text:p text:style-name="MP3"/>
              <text:p text:style-name="MP2">Curs <text:span text:style-name="MT5">20-21</text:span></text:p>
            </table:table-cell>
          </table:table-row>
          <table:table-row table:style-name="Tabla2.2">
            <table:covered-table-cell/>
            <table:table-cell table:style-name="Tabla2.B2" office:value-type="string">
              <text:p text:style-name="MP3"/>
            </table:table-cell>
          </table:table-row>
          <table:table-row table:style-name="Tabla2.3">
            <table:table-cell table:style-name="Tabla2.A3" office:value-type="string">
              <text:p text:style-name="MP3">Departament de: Informàtica</text:p>
            </table:table-cell>
            <table:table-cell table:style-name="Tabla2.B3" office:value-type="string">
              <text:p text:style-name="MP3"/>
            </table:table-cell>
          </table:table-row>
          <table:table-row table:style-name="Tabla2.4">
            <table:table-cell table:style-name="Tabla2.A3" office:value-type="string">
              <text:p text:style-name="MP3">Nom i cognoms:</text:p>
            </table:table-cell>
            <table:table-cell table:style-name="Tabla2.B3" office:value-type="string">
              <text:p text:style-name="MP3">Curs/grup:<text:span text:style-name="MT6">2DAW</text:span></text:p>
            </table:table-cell>
          </table:table-row>
        </table:table>
        <text:p text:style-name="Header"/>
      </style:header>
      <style:foot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4"/>
            </table:table-cell>
            <table:table-cell table:style-name="Tabla1.A1" office:value-type="string">
              <text:p text:style-name="MP5">Arxiu: </text:p>
            </table:table-cell>
            <table:table-cell table:style-name="Tabla1.C1" office:value-type="string">
              <text:p text:style-name="MP6"><text:span text:style-name="MT7"><text:s text:c="41"/></text:span>Versió: <text:s/>1.0</text:p>
            </table:table-cell>
          </table:table-row>
          <table:table-row table:style-name="Tabla1.2">
            <table:covered-table-cell/>
            <table:table-cell table:style-name="Tabla1.A1" office:value-type="string">
              <text:p text:style-name="MP5">Data d'entrada en vigor: </text:p>
            </table:table-cell>
            <table:table-cell table:style-name="Tabla1.C1" office:value-type="string">
              <text:p text:style-name="MP7"><text:span text:style-name="MT8">Pàgina </text:span><text:span text:style-name="MT9"><text:page-number text:select-page="current">5</text:page-number></text:span><text:span text:style-name="MT8"><text:s/>de </text:span><text:span text:style-name="MT9"><text:page-count style:num-format="1">5</text:page-count></text:span></text:p>
            </table:table-cell>
          </table:table-row>
        </table:table>
        <text:p text:style-name="Footer"/>
        <text:p text:style-name="Footnote"/>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gela taixe</meta:initial-creator>
    <meta:creation-date>2011-03-21T15:18:00</meta:creation-date>
    <dc:date>2020-10-05T16:00:55.469246999</dc:date>
    <meta:print-date>2011-09-08T11:21:00</meta:print-date>
    <meta:editing-cycles>82</meta:editing-cycles>
    <meta:editing-duration>PT4H48M55S</meta:editing-duration>
    <meta:generator>LibreOffice/6.4.6.2$Linux_X86_64 LibreOffice_project/40$Build-2</meta:generator>
    <meta:document-statistic meta:table-count="4" meta:image-count="0" meta:object-count="0" meta:page-count="5" meta:paragraph-count="90" meta:word-count="1019" meta:character-count="5821" meta:non-whitespace-character-count="4858"/>
  </office:meta>
</office:document-meta>
</file>